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Kitsu XD" svg:font-family="'Kitsu XD'"/>
    <style:font-face style:name="Verdana" svg:font-family="Verdana, Arial, Helvetica,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Normal">
      <style:paragraph-properties fo:hyphenation-ladder-count="no-limit" fo:break-before="page"/>
      <style:text-properties style:font-name="Calibri" fo:hyphenate="true"/>
    </style:style>
    <style:style style:name="P2" style:family="paragraph" style:parent-style-name="Standard">
      <style:text-properties style:font-name="Calibri"/>
    </style:style>
    <style:style style:name="P3" style:family="paragraph" style:parent-style-name="Standard">
      <style:paragraph-properties fo:text-align="justify" style:justify-single-word="false"/>
      <style:text-properties style:font-name="Calibri"/>
    </style:style>
    <style:style style:name="P4" style:family="paragraph" style:parent-style-name="Standard">
      <style:text-properties style:font-name="Calibri" fo:font-style="italic" style:font-style-asian="italic"/>
    </style:style>
    <style:style style:name="P5" style:family="paragraph" style:parent-style-name="Standard">
      <style:text-properties style:font-name="Calibri" fo:font-size="14pt" fo:font-weight="bold" style:font-size-asian="14pt" style:font-weight-asian="bold" style:font-size-complex="14pt"/>
    </style:style>
    <style:style style:name="P6" style:family="paragraph" style:parent-style-name="Standard">
      <style:paragraph-properties fo:text-align="justify" style:justify-single-word="false"/>
      <style:text-properties style:font-name="Calibri" fo:font-size="14pt" fo:font-weight="bold" style:font-size-asian="14pt" style:font-weight-asian="bold" style:font-size-complex="14pt"/>
    </style:style>
    <style:style style:name="P7" style:family="paragraph" style:parent-style-name="Standard">
      <style:paragraph-properties fo:text-align="justify" style:justify-single-word="false"/>
      <style:text-properties style:font-name="Calibri"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8" style:family="paragraph" style:parent-style-name="Standard">
      <style:paragraph-properties fo:text-align="justify" style:justify-single-word="false"/>
      <style:text-properties style:font-name="Calibri" fo:background-color="#ffffff"/>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00d245"/>
    </style:style>
    <style:style style:name="P11" style:family="paragraph" style:parent-style-name="Standard">
      <style:text-properties officeooo:paragraph-rsid="00015a64"/>
    </style:style>
    <style:style style:name="P12" style:family="paragraph" style:parent-style-name="Standard" style:master-page-name="MP0">
      <style:paragraph-properties fo:text-align="center" style:justify-single-word="false" style:page-number="auto" fo:break-before="page"/>
      <style:text-properties style:font-name="Calibri"/>
    </style:style>
    <style:style style:name="P13" style:family="paragraph" style:parent-style-name="Text_20_body">
      <style:paragraph-properties fo:text-align="justify" style:justify-single-word="false"/>
      <style:text-properties style:font-name="Calibri"/>
    </style:style>
    <style:style style:name="T1" style:family="text">
      <style:text-properties style:font-name="Calibri"/>
    </style:style>
    <style:style style:name="T2" style:family="text">
      <style:text-properties style:font-name="Calibri" fo:font-size="14pt" fo:font-weight="bold" style:font-size-asian="14pt" style:font-weight-asian="bold" style:font-size-complex="14pt"/>
    </style:style>
    <style:style style:name="T3" style:family="text">
      <style:text-properties style:font-name="Calibri" fo:font-weight="bold" style:font-weight-asian="bold"/>
    </style:style>
    <style:style style:name="T4" style:family="text">
      <style:text-properties style:font-name="Calibri" fo:background-color="#ffffff" loext:char-shading-value="0"/>
    </style:style>
    <style:style style:name="T5" style:family="text">
      <style:text-properties style:font-name="Calibri" officeooo:rsid="0000d245" fo:background-color="#ffffff" loext:char-shading-value="0"/>
    </style:style>
    <style:style style:name="T6" style:family="text">
      <style:text-properties style:font-name="Calibri" officeooo:rsid="0000f943" fo:background-color="#ffffff" loext:char-shading-value="0"/>
    </style:style>
    <style:style style:name="T7" style:family="text">
      <style:text-properties style:font-name="Calibri" officeooo:rsid="00015a64" fo:background-color="#ffffff" loext:char-shading-value="0"/>
    </style:style>
    <style:style style:name="T8" style:family="text">
      <style:text-properties style:font-name="Calibri" officeooo:rsid="00015a64"/>
    </style:style>
    <style:style style:name="T9" style:family="text">
      <style:text-properties style:font-name="Calibri" officeooo:rsid="00056dc1"/>
    </style:style>
    <style:style style:name="T10" style:family="text">
      <style:text-properties style:font-name="Calibri" officeooo:rsid="00088fb4"/>
    </style:style>
    <style:style style:name="T11" style:family="text">
      <style:text-properties style:text-position="sub 67%"/>
    </style:style>
    <style:style style:name="T12" style:family="text">
      <style:text-properties officeooo:rsid="0000d95e"/>
    </style:style>
    <style:style style:name="T13" style:family="text">
      <style:text-properties officeooo:rsid="00015a64"/>
    </style:style>
    <style:style style:name="T14" style:family="text">
      <style:text-properties officeooo:rsid="000270b3"/>
    </style:style>
    <style:style style:name="T15" style:family="text">
      <style:text-properties officeooo:rsid="00040d0b"/>
    </style:style>
    <style:style style:name="T16" style:family="text">
      <style:text-properties fo:language="en" fo:country="US"/>
    </style:style>
    <style:style style:name="T17" style:family="text">
      <style:text-properties officeooo:rsid="00071d32"/>
    </style:style>
    <style:style style:name="T18" style:family="text">
      <style:text-properties officeooo:rsid="000763f3"/>
    </style:style>
    <style:style style:name="T19" style:family="text">
      <style:text-properties officeooo:rsid="00088fb4"/>
    </style:style>
    <style:style style:name="T20" style:family="text">
      <style:text-properties fo:background-color="#ffff00" loext:char-shading-value="0"/>
    </style:style>
    <style:style style:name="T21" style:family="text">
      <style:text-properties officeooo:rsid="00088fb4" fo:background-color="#ffff00" loext:char-shading-value="0"/>
    </style:style>
    <style:style style:name="T22" style:family="text">
      <style:text-properties officeooo:rsid="00088fb4" fo:background-color="#ffff00" loext:char-shading-value="0"/>
    </style:style>
    <style:style style:name="T23" style:family="text">
      <style:text-properties fo:background-color="#ffff00" loext:char-shading-value="0"/>
    </style:style>
    <style:style style:name="T24" style:family="text">
      <style:text-properties style:text-position="sub 58%"/>
    </style:style>
    <style:style style:name="T25" style:family="text">
      <style:text-properties style:text-position="sub 58%" style:font-name="Calibri" officeooo:rsid="00088fb4"/>
    </style:style>
    <style:style style:name="T26" style:family="text">
      <style:text-properties style:text-position="sub 58%" fo:background-color="#ffff00" loext:char-shading-value="0"/>
    </style:style>
    <style:style style:name="T27" style:family="text">
      <style:text-properties style:text-position="sub 58%" fo:background-color="#ffff00" loext:char-shading-value="0"/>
    </style:style>
    <style:style style:name="T28" style:family="text">
      <style:text-properties style:text-position="sub 58%" fo:background-color="transparent" loext:char-shading-value="0"/>
    </style:style>
    <style:style style:name="T29" style:family="text">
      <style:text-properties fo:background-color="transparent" loext:char-shading-value="0"/>
    </style:style>
    <style:style style:name="T30" style:family="text">
      <style:text-properties fo:background-color="transparent" loext:char-shading-value="0"/>
    </style:style>
    <style:style style:name="T31" style:family="text">
      <style:text-properties officeooo:rsid="00088fb4"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odélisation d’<text:span text:style-name="T18">une </text:span>épidémie</text:p>
      <text:p text:style-name="P2"/>
      <text:p text:style-name="P2"/>
      <text:p text:style-name="P13"><text:tab/>L’année dernière lors d’une visite d’une école d’ingénieur, j’a<text:span text:style-name="T30">i </text:span><text:span text:style-name="T31">découvert</text:span><text:span text:style-name="T30"> </text:span>que l’évolution de certaines espèces animales dans leur milieu était prédictible grâce aux mathématiques et à l’informatique. Mais cela peut aussi s’étendre à la propagation de maladies infectieuses dans une population.</text:p>
      <text:p text:style-name="P3"><text:tab/>D’ailleurs, la pandémie du Covid-19 suscite l’intérêt de nombreux scientifiques car cela concerne le monde entier. Alors essayer de prévoir <text:span text:style-name="T12">l’</text:span>évolution <text:span text:style-name="T12">d’une épidémie comme celle-ci</text:span> afin de prendre des mesures en conséquence est un enjeu majeur dans notre société actuelle.</text:p>
      <text:p text:style-name="P2"/>
      <text:p text:style-name="P2"/>
      <text:p text:style-name="P2"/>
      <text:p text:style-name="Standard"><text:span text:style-name="Police_20_par_20_défaut"><text:span text:style-name="T2">Positionnements thématiques (phase 2)</text:span></text:span></text:p>
      <text:p text:style-name="P4">MATHEMATIQUES (Analyse), INFORMATIQUE (Informatique pratique)</text:p>
      <text:p text:style-name="P2"/>
      <text:p text:style-name="P2"/>
      <text:p text:style-name="P5">Mots-clés (phase 2)</text:p>
      <text:p text:style-name="Standard"><text:span text:style-name="Police_20_par_20_défaut"><text:span text:style-name="T3">Mots-clés</text:span></text:span><text:span text:style-name="Police_20_par_20_défaut"><text:span text:style-name="T1"> (en français) <text:tab/><text:tab/> <text:s text:c="12"/></text:span></text:span><text:span text:style-name="Police_20_par_20_défaut"><text:span text:style-name="T3">Mots-clés</text:span></text:span><text:span text:style-name="Police_20_par_20_défaut"><text:span text:style-name="T1"> (en anglais)</text:span></text:span></text:p>
      <text:p text:style-name="Standard">Modélisation mathématique <text:s text:c="17"/><text:tab/>Mathematical modelling</text:p>
      <text:p text:style-name="Standard">Modèle SIR <text:tab/><text:tab/><text:tab/><text:tab/><text:tab/>SIR model</text:p>
      <text:p text:style-name="Standard"><text:span text:style-name="T17">Taux de reproduction</text:span><text:tab/><text:tab/><text:tab/><text:tab/><text:span text:style-name="T17">R</text:span><text:span text:style-name="T16">eproduction rate</text:span></text:p>
      <text:p text:style-name="Standard">Virus <text:tab/><text:tab/><text:tab/><text:tab/><text:tab/><text:tab/>Virus</text:p>
      <text:p text:style-name="Standard">Épidémie <text:tab/><text:tab/><text:tab/><text:tab/><text:tab/>Epidemic</text:p>
      <text:p text:style-name="P2"/>
      <text:p text:style-name="P2"/>
      <text:p text:style-name="Standard"><text:span text:style-name="Police_20_par_20_défaut"><text:span text:style-name="T2">Bibliographie commentée </text:span></text:span></text:p>
      <text:p text:style-name="P7"/>
      <text:p text:style-name="P10"><text:span text:style-name="Police_20_par_20_défaut"><text:span text:style-name="T4"><text:tab/>Aujourd’hui, nous faisons face à une épidémie. La Covid-19 est une maladie due à un virus appelé SARS-CoV-2 et qui se traduit par des symptômes comme la fièvre, la toux, la fatigue et la gêne respiratoire </text:span></text:span><text:span text:style-name="Police_20_par_20_défaut"><text:span text:style-name="T6">et peut même dans le pire des cas </text:span></text:span><text:span text:style-name="Police_20_par_20_défaut"><text:span text:style-name="T4">entraîner la mort, notamment chez les personnes plus fragiles. Le virus est apparu fin 2019 et s’est rapidement propagé à travers le monde. L’ampleur de cette épidémie fait que de nombreux scientifiques s’y intéressent. <text:s/>Stopper cette épidémie est un grand enjeu en ce moment alors la prédiction de l’évolution de celle-ci va être un outil nécessaire pour accomplir cet objectif [</text:span></text:span><text:span text:style-name="Police_20_par_20_défaut"><text:span text:style-name="T7">1</text:span></text:span><text:span text:style-name="Police_20_par_20_défaut"><text:span text:style-name="T4">].</text:span></text:span></text:p>
      <text:p text:style-name="P9"><text:span text:style-name="Police_20_par_20_défaut"><text:span text:style-name="T4"/></text:span></text:p>
      <text:p text:style-name="P9"><text:span text:style-name="Police_20_par_20_défaut"><text:span text:style-name="T5">En effet, l</text:span></text:span><text:span text:style-name="Police_20_par_20_défaut"><text:span text:style-name="T4">’humanité et même les êtres vivants en général doivent régulièrement faire face à des épidémies depuis toujours. Étant données les lourdes conséquences de ces dernières, les scientifiques ont commencé à se pencher au XVIIIe siècle sur le sujet pour tenter de le comprendre et aussi de l’expliquer comme par exemple Bernoulli avec des probabilités. <text:s/>L'épidémiologie est donc une </text:span></text:span><text:span text:style-name="Police_20_par_20_défaut"><text:span text:style-name="T1">discipline scientifique qui étudie les questions de santé dans une population donnée en regardant la propagation de maladies infectieuses dans le temps et dans l’espace ainsi que les facteurs influant sur la santé des populations. Toutes ces études ont pour but final la recherche et la conception de méthodes d'intervention plus efficaces pour contrer ces fléaux.</text:span></text:span></text:p>
      <text:p text:style-name="P9"><text:span text:style-name="Police_20_par_20_défaut"><text:span text:style-name="T1">Ainsi, les mathématiques ont une place importante dans l’étude de la propagation de maladies infectieuses. Au début du XXe siècle, William Ogilvy Kermack et Anderson Gray McKendrick se sont intéressés aux maladies infectieuses telles que le paludisme ou la peste en cherchant à comprendre par exemple pourquoi la maladie disparaît sans contaminer tout le monde. Ils ont </text:span></text:span><text:soft-page-break/><text:span text:style-name="Police_20_par_20_défaut"><text:span text:style-name="T1">alors créé des modèles mathématiques pour les décrire. Depuis les années 1950, la modélisation mathématique des épidémies se développe considérablement et s’appuie sur des études probabilistes avec des calculs de probabilités d’infection d’un individu ou des études déterministes pour obtenir un modèle proche de la réalité permettant de prévoir comment la maladie évolue dans le temps [</text:span></text:span><text:span text:style-name="Police_20_par_20_défaut"><text:span text:style-name="T8">2</text:span></text:span><text:span text:style-name="Police_20_par_20_défaut"><text:span text:style-name="T1">].</text:span></text:span></text:p>
      <text:p text:style-name="P3"/>
      <text:p text:style-name="P9"><text:span text:style-name="Police_20_par_20_défaut"><text:span text:style-name="T1">Grâce à des modèles bien choisis pour simplifier la réalité, les mathématiques permettent d’étudier les épidémies en les modélisant par des équations et des paramètres. La modélisation de la maladie au cours du temps peut se faire en général par un système différentiel qui va lier les évolutions des différentes catégories de population (infectés, sains…) avec des paramètres permettant de décrire l’évolution de la maladie (taux d’infection, taux de mortalité…) [</text:span></text:span><text:span text:style-name="Police_20_par_20_défaut"><text:span text:style-name="T8">3</text:span></text:span><text:span text:style-name="Police_20_par_20_défaut"><text:span text:style-name="T1">]. Un modèle à retenir est le modèle S-I-R de Kermack et McKendrick qui divise la population en trois groupes : les individus susceptibles d’être infectés par le virus (S), ceux qui sont infectés et peuvent alors infecter les individus susceptibles (I), et les individus retirés (R), c’est-à-dire ni susceptibles ni infectés soit parce qu’ils se sont rétablis de la maladie soit parce qu’ils en sont morts. <text:s/>Ces trois catégories évoluent au cours du temps et interagissent. Le taux de transmission permet de relier (I) à (S) et le taux de guérison (R) à (I). Le système différentiel obtenu permet de prédire l’évolution d’une maladie au sein d’une population totale (N = S + I + R) dans laquelle elle est présente au cours du temps [</text:span></text:span><text:span text:style-name="Police_20_par_20_défaut"><text:span text:style-name="T8">4</text:span></text:span><text:span text:style-name="Police_20_par_20_défaut"><text:span text:style-name="T1">]. Pour prédire si l’épidémie va s’éteindre ou s’aggraver, le nombre de reproduction de base ou plus communément appelé le paramètre R</text:span></text:span><text:span text:style-name="Police_20_par_20_défaut"><text:span text:style-name="T25">0</text:span></text:span><text:span text:style-name="Police_20_par_20_défaut"><text:span text:style-name="T1"> va être intéressant. Il s’agit du </text:span></text:span>nombre de personnes qui seront contaminées par une personne infectieuse pendant la durée de la contagiosité. Le <text:span text:style-name="T30">R</text:span><text:span text:style-name="T28">0</text:span> correspond au taux de reproduction au début de l’épidémie. On parle ensuite de R<text:span text:style-name="Police_20_par_20_défaut"><text:span text:style-name="T11">effectif</text:span></text:span>. <text:span text:style-name="Police_20_par_20_défaut"><text:span text:style-name="T1">Il est utilisé en épidémiologie parce qu’il permet de dire si l’épidémie et en voie pour s’éteindre ou si le virus est très contagieux et va continuer de se répandre [</text:span></text:span><text:span text:style-name="Police_20_par_20_défaut"><text:span text:style-name="T8">5</text:span></text:span><text:span text:style-name="Police_20_par_20_défaut"><text:span text:style-name="T1">].</text:span></text:span></text:p>
      <text:p text:style-name="P9"><text:span text:style-name="Police_20_par_20_défaut"><text:span text:style-name="T1"/></text:span></text:p>
      <text:p text:style-name="P3"/>
      <text:p text:style-name="P3"/>
      <text:p text:style-name="P3"/>
      <text:p text:style-name="P9"><text:span text:style-name="Police_20_par_20_défaut"><text:span text:style-name="T2">Problématique retenue</text:span></text:span></text:p>
      <text:p text:style-name="P3"/>
      <text:p text:style-name="P8">Comment modéliser avec les mathématiques et les outils informatiques l’évolution d’<text:span text:style-name="T12">une </text:span>épidémie <text:span text:style-name="T14">afin de mieux la comprendre et </text:span>prévoir les influences des différentes mesures prises pour contrer celle-ci ? <text:s/></text:p>
      <text:p text:style-name="P8"/>
      <text:p text:style-name="P3"/>
      <text:p text:style-name="P3"/>
      <text:p text:style-name="P9"><text:span text:style-name="Police_20_par_20_défaut"><text:span text:style-name="T2">Objectifs du TIPE du candidat</text:span></text:span></text:p>
      <text:p text:style-name="P3"/>
      <text:p text:style-name="P3">- Faire les hypothèses pour simplifier le modèle épidémique.</text:p>
      <text:p text:style-name="P3">- Modéliser mathématiquement l’évolution d’<text:span text:style-name="T12">une </text:span>épidémie</text:p>
      <text:p text:style-name="P3">- A l’aide d’un programme Python, faire des simulations de l’évolution de cette épidémie</text:p>
      <text:p text:style-name="P3">- Étudier les effets des différentes mesures prises pour freiner l’épidémie (confinements, <text:span text:style-name="T12">vaccin</text:span>...)</text:p>
      <text:p text:style-name="P6"/>
      <text:p text:style-name="P1"/>
      <text:p text:style-name="P9"><text:span text:style-name="Police_20_par_20_défaut"><text:span text:style-name="T2">Listes de références bibliographiques (phase 2)</text:span></text:span></text:p>
      <text:p text:style-name="P3"/>
      <text:p text:style-name="P11"><text:span text:style-name="Police_20_par_20_défaut"><text:span text:style-name="T1">[</text:span></text:span><text:span text:style-name="Police_20_par_20_défaut"><text:span text:style-name="T8">1</text:span></text:span><text:span text:style-name="Police_20_par_20_défaut"><text:span text:style-name="T1">] Dr Michel NAHON. COVID-19 : mise au point quotidienne. Disponible à &lt;</text:span></text:span><text:a xlink:type="simple" xlink:href="https://urgences-serveur.fr/covid-19-mise-au-point-quotidienne.html" office:target-frame-name="_top" xlink:show="replace" text:style-name="Internet_20_link" text:visited-style-name="Visited_20_Internet_20_Link"><text:span text:style-name="Police_20_par_20_défaut"><text:span text:style-name="T1">https://urgences-serveur.fr/covid-19-mise-au-point-quotidienne.html</text:span></text:span></text:a><text:span text:style-name="Police_20_par_20_défaut"><text:span text:style-name="T1">&gt;. [Consulté le 9 janvier 2021]</text:span></text:span></text:p>
      <text:p text:style-name="P3"/>
      <text:p text:style-name="Standard"><text:span text:style-name="Police_20_par_20_défaut"><text:span text:style-name="T1">[</text:span></text:span><text:span text:style-name="Police_20_par_20_défaut"><text:span text:style-name="T8">2</text:span></text:span><text:span text:style-name="Police_20_par_20_défaut"><text:span text:style-name="T1">] Nicolas Bacaër, le 7 février 2013. </text:span></text:span><text:span text:style-name="Police_20_par_20_défaut"><text:span text:style-name="T9">Les difficultés de la modélisation mathématiques des épidémies.</text:span></text:span><text:span text:style-name="Police_20_par_20_défaut"><text:span text:style-name="T1"> <text:s/></text:span></text:span><text:a xlink:type="simple" xlink:href="http://www.breves-de-maths.fr/les-difficultes-modelisation-mathematique-epidemies/" office:target-frame-name="_top" xlink:show="replace" text:style-name="Internet_20_link" text:visited-style-name="Visited_20_Internet_20_Link"><text:span text:style-name="Lien_20_hypertexte"><text:span text:style-name="T1">http://www</text:span></text:span></text:a><text:bookmark-start text:name="_Hlt61268434"/><text:a xlink:type="simple" xlink:href="http://www.breves-de-maths.fr/les-difficultes-modelisation-mathematique-epidemies/" office:target-frame-name="_top" xlink:show="replace" text:style-name="Internet_20_link" text:visited-style-name="Visited_20_Internet_20_Link"><text:span text:style-name="Lien_20_hypertexte"><text:span text:style-name="T1">.</text:span></text:span></text:a><text:bookmark-end text:name="_Hlt61268434"/><text:a xlink:type="simple" xlink:href="http://www.breves-de-maths.fr/les-difficultes-modelisation-mathematique-epidemies/" office:target-frame-name="_top" xlink:show="replace" text:style-name="Internet_20_link" text:visited-style-name="Visited_20_Internet_20_Link"><text:span text:style-name="Lien_20_hypertexte"><text:span text:style-name="T1">breves-de-maths.fr/les-difficultes-modelisation-mathematique-epidemies/</text:span></text:span></text:a></text:p>
      <text:p text:style-name="P3"/>
      <text:p text:style-name="Standard"><text:span text:style-name="Police_20_par_20_défaut"><text:span text:style-name="T1">[</text:span></text:span><text:span text:style-name="Police_20_par_20_défaut"><text:span text:style-name="T8">3</text:span></text:span><text:span text:style-name="Police_20_par_20_défaut"><text:span text:style-name="T1">] </text:span></text:span><text:span text:style-name="Police_20_par_20_défaut"><text:span text:style-name="T4">Corentin Bayette, </text:span></text:span><text:span text:style-name="Police_20_par_20_défaut"><text:span text:style-name="T1">le 29 octobre 2020. Image des mathématiques. Disponible à &lt;</text:span></text:span><text:a xlink:type="simple" xlink:href="http://images.math.cnrs.fr/Modelisation-d-une-epidemie-partie-1.html" office:target-frame-name="_top" xlink:show="replace" text:style-name="Internet_20_link" text:visited-style-name="Visited_20_Internet_20_Link"><text:span text:style-name="Police_20_par_20_défaut"><text:span text:style-name="T1">http://images.math.cnrs.fr/Modelisation-d-une-e</text:span></text:span></text:a><text:bookmark-start text:name="_Hlt61267742"/><text:a xlink:type="simple" xlink:href="http://images.math.cnrs.fr/Modelisation-d-une-epidemie-partie-1.html" office:target-frame-name="_top" xlink:show="replace" text:style-name="Internet_20_link" text:visited-style-name="Visited_20_Internet_20_Link"><text:span text:style-name="Police_20_par_20_défaut"><text:span text:style-name="T1">p</text:span></text:span></text:a><text:bookmark-end text:name="_Hlt61267742"/><text:a xlink:type="simple" xlink:href="http://images.math.cnrs.fr/Modelisation-d-une-epidemie-partie-1.html" office:target-frame-name="_top" xlink:show="replace" text:style-name="Internet_20_link" text:visited-style-name="Visited_20_Internet_20_Link"><text:span text:style-name="Police_20_par_20_défaut"><text:span text:style-name="T1">idemie-partie-1.html</text:span></text:span></text:a><text:span text:style-name="Police_20_par_20_défaut"><text:span text:style-name="T1">&gt;.</text:span></text:span></text:p>
      <text:p text:style-name="P3"/>
      <text:p text:style-name="P2">[<text:span text:style-name="T13">4</text:span>] Antoine Hollard. Evolution d’une épidémie. Bulletin vert de l’Union des professeurs des classes préparatoires scientifiques (été 2020). p.57 à 62</text:p>
      <text:p text:style-name="P2"/>
      <text:p text:style-name="Standard"><text:span text:style-name="Police_20_par_20_défaut"><text:span text:style-name="T1">[</text:span></text:span><text:span text:style-name="Police_20_par_20_défaut"><text:span text:style-name="T8">5</text:span></text:span><text:span text:style-name="Police_20_par_20_défaut"><text:span text:style-name="T1">] Nicolas Bacaër, 2011. Le paramètre R0 pour la dynamique des populations dans un environnement périodique. Mathématiques [math]. Université Pierre &amp; Marie Curie. <text:s/>Disponible à &lt;</text:span></text:span><text:a xlink:type="simple" xlink:href="https://hal.archives-ouvertes.fr/tel-01540200/document" office:target-frame-name="_top" xlink:show="replace" text:style-name="Internet_20_link" text:visited-style-name="Visited_20_Internet_20_Link"><text:span text:style-name="Police_20_par_20_défaut"><text:span text:style-name="T1">https://hal.archives-ouv</text:span></text:span></text:a><text:bookmark-start text:name="_Hlt61269233"/><text:a xlink:type="simple" xlink:href="https://hal.archives-ouvertes.fr/tel-01540200/document" office:target-frame-name="_top" xlink:show="replace" text:style-name="Internet_20_link" text:visited-style-name="Visited_20_Internet_20_Link"><text:span text:style-name="Police_20_par_20_défaut"><text:span text:style-name="T1">e</text:span></text:span></text:a><text:bookmark-end text:name="_Hlt61269233"/><text:a xlink:type="simple" xlink:href="https://hal.archives-ouvertes.fr/tel-01540200/document" office:target-frame-name="_top" xlink:show="replace" text:style-name="Internet_20_link" text:visited-style-name="Visited_20_Internet_20_Link"><text:span text:style-name="Police_20_par_20_défaut"><text:span text:style-name="T1">rtes.</text:span></text:span></text:a><text:bookmark-start text:name="_Hlt61269227"/><text:a xlink:type="simple" xlink:href="https://hal.archives-ouvertes.fr/tel-01540200/document" office:target-frame-name="_top" xlink:show="replace" text:style-name="Internet_20_link" text:visited-style-name="Visited_20_Internet_20_Link"><text:span text:style-name="Police_20_par_20_défaut"><text:span text:style-name="T1">f</text:span></text:span></text:a><text:bookmark-end text:name="_Hlt61269227"/><text:a xlink:type="simple" xlink:href="https://hal.archives-ouvertes.fr/tel-01540200/document" office:target-frame-name="_top" xlink:show="replace" text:style-name="Internet_20_link" text:visited-style-name="Visited_20_Internet_20_Link"><text:span text:style-name="Police_20_par_20_défaut"><text:span text:style-name="T1">r/tel-01540200/document</text:span></text:span></text:a><text:span text:style-name="Police_20_par_20_défaut"><text:span text:style-name="T1">&gt; <text:s/>p.31.</text:span></text:span></text:p>
      <text:p text:style-name="P2"/>
      <text:p text:style-name="P2"><text:span text:style-name="Police_20_par_20_défaut"><text:span text:style-name="T1"/></text:span></text:p>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Kitsu XD" svg:font-family="'Kitsu XD'"/>
    <style:font-face style:name="Verdana" svg:font-family="Verdana, Arial, Helvetica,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iberation Serif" style:font-family-complex="'Liberation Serif'" style:font-family-generic-complex="roman" style:font-pitch-complex="variable"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aragraphe_20_de_20_liste" style:display-name="Paragraphe de liste" style:family="paragraph" style:parent-style-name="Standard">
      <style:paragraph-properties fo:margin-left="1.27cm" fo:margin-right="0cm" fo:margin-top="0cm" fo:margin-bottom="0.282cm" loext:contextual-spacing="false"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Élevé" style:family="text" style:parent-style-name="Police_20_par_20_défaut">
      <style:text-properties fo:font-weight="bold" style:font-weight-asian="bold" style:font-weight-complex="bol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meta:initial-creator>aprevot25</meta:initial-creator>
    <meta:creation-date>2020-12-13T18:36:00Z</meta:creation-date>
    <dc:date>2021-06-07T15:07:21.304000000</dc:date>
    <meta:editing-cycles>80</meta:editing-cycles>
    <meta:editing-duration>PT11H10M56S</meta:editing-duration>
    <meta:document-statistic meta:table-count="0" meta:image-count="0" meta:object-count="0" meta:page-count="3" meta:paragraph-count="30" meta:word-count="922" meta:character-count="6356" meta:non-whitespace-character-count="5400"/>
    <meta:template xlink:type="simple" xlink:actuate="onRequest" xlink:title="" xlink:href="Normal"/>
  </office:meta>
</office:document-meta>
</file>